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9b1fd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332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7cm" fo:min-width="0.188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7cm" fo:min-width="0.188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1.777cm" fo:min-width="7.609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1.777cm" fo:min-width="7.541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7cm" fo:min-width="0.188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7cm" fo:min-width="0.332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7cm" fo:min-width="0.332cm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Symbol" style:font-family-generic="modern" style:font-pitch="variable" style:font-charset="x-symbol"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Symbol" style:font-family-generic="modern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32cm" svg:height="4.657cm" svg:x="12.694cm" svg:y="1.713cm">
          <text:p/>
          <draw:enhanced-geometry svg:viewBox="0 0 1578 2742" draw:type="non-primitive" draw:enhanced-path="M 215 2724  C 260 2740 324 2691 394 2692  C 464 2693 554 2742 637 2731  C 720 2720 841 2674 894 2624  C 947 2574 908 2485 957 2433  C 1006 2381 1133 2363 1191 2313  C 1249 2263 1253 2185 1306 2135  C 1359 2085 1472 2069 1510 2011  C 1548 1953 1522 1859 1532 1786  C 1542 1713 1578 1663 1568 1575  C 1558 1487 1514 1338 1474 1255  C 1434 1172 1341 1144 1328 1073  C 1315 1002 1395 905 1394 826  C 1393 747 1314 667 1321 600  C 1328 533 1427 486 1437 426  C 1447 366 1439 280 1381 238  C 1323 196 1162 204 1088 171  C 1014 138 997 58 935 40  C 873 22 791 68 717 62  C 643 56 562 8 492 4  C 422 0 348 12 295 40  C 242 68 194 120 172 171  C 150 222 154 296 165 346  C 176 396 226 407 237 469  C 248 531 250 652 230 716  C 210 780 131 794 114 855  C 97 916 140 1005 128 1080  C 116 1155 52 1228 41 1306  C 30 1384 48 1467 63 1546  C 78 1625 134 1710 128 1778  C 122 1846 39 1880 26 1953  C 13 2026 50 2133 48 2215  C 46 2297 0 2384 12 2447  C 24 2510 87 2547 121 2593  C 155 2639 170 2708 215 2724  Z N"/>
        </draw:custom-shape>
        <draw:custom-shape draw:style-name="gr1" draw:text-style-name="P1" draw:layer="layout" svg:width="8.255cm" svg:height="4.869cm" svg:x="1.264cm" svg:y="1.713cm">
          <text:p/>
          <draw:enhanced-geometry svg:viewBox="0 0 1578 2742" draw:type="non-primitive" draw:enhanced-path="M 215 2724  C 260 2740 324 2691 394 2692  C 464 2693 554 2742 637 2731  C 720 2720 841 2674 894 2624  C 947 2574 908 2485 957 2433  C 1006 2381 1133 2363 1191 2313  C 1249 2263 1253 2185 1306 2135  C 1359 2085 1472 2069 1510 2011  C 1548 1953 1522 1859 1532 1786  C 1542 1713 1578 1663 1568 1575  C 1558 1487 1514 1338 1474 1255  C 1434 1172 1341 1144 1328 1073  C 1315 1002 1395 905 1394 826  C 1393 747 1314 667 1321 600  C 1328 533 1427 486 1437 426  C 1447 366 1439 280 1381 238  C 1323 196 1162 204 1088 171  C 1014 138 997 58 935 40  C 873 22 791 68 717 62  C 643 56 562 8 492 4  C 422 0 348 12 295 40  C 242 68 194 120 172 171  C 150 222 154 296 165 346  C 176 396 226 407 237 469  C 248 531 250 652 230 716  C 210 780 131 794 114 855  C 97 916 140 1005 128 1080  C 116 1155 52 1228 41 1306  C 30 1384 48 1467 63 1546  C 78 1625 134 1710 128 1778  C 122 1846 39 1880 26 1953  C 13 2026 50 2133 48 2215  C 46 2297 0 2384 12 2447  C 24 2510 87 2547 121 2593  C 155 2639 170 2708 215 2724  Z N"/>
        </draw:custom-shape>
        <draw:g>
          <draw:custom-shape draw:style-name="gr2" draw:text-style-name="P1" draw:layer="layout" svg:width="0.847cm" svg:height="0.847cm" svg:x="3.169cm" svg:y="3.70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3" draw:layer="layout" svg:width="0.832cm" svg:height="0.937cm" svg:x="3.179cm" svg:y="3.654cm">
            <text:p text:style-name="P2"><text:span text:style-name="T1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47cm" svg:height="0.847cm" svg:x="4.651cm" svg:y="2.26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5" draw:layer="layout" svg:width="0.688cm" svg:height="0.937cm" svg:x="4.721cm" svg:y="2.238cm">
            <text:p text:style-name="P4"><text:span text:style-name="T2">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47cm" svg:height="0.847cm" svg:x="5.074cm" svg:y="5.14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5" draw:layer="layout" svg:width="0.688cm" svg:height="0.937cm" svg:x="5.145cm" svg:y="5.113cm">
            <text:p text:style-name="P4"><text:span text:style-name="T2">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layout" svg:width="8.109cm" svg:height="2.037cm" svg:x="0.559cm" svg:y="6.458cm">
          <text:p text:style-name="P2"><text:span text:style-name="T3">On average “+” has more negative</text:span></text:p>
          <text:p text:style-name="P2"><text:span text:style-name="T3">charges around. This shields “+”</text:span></text:p>
          <text:p text:style-name="P2"><text:span text:style-name="T3">and reduces its activity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041cm" svg:height="2.037cm" svg:x="13.417cm" svg:y="6.458cm">
          <text:p text:style-name="P2"><text:span text:style-name="T3">On average “</text:span><text:span text:style-name="T4"></text:span><text:span text:style-name="T3">“ has more positive</text:span></text:p>
          <text:p text:style-name="P2"><text:span text:style-name="T3">charges around. This shields “</text:span><text:span text:style-name="T4"></text:span><text:span text:style-name="T3">“</text:span></text:p>
          <text:p text:style-name="P2"><text:span text:style-name="T3">and reduces its activity.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846cm" svg:height="0.847cm" svg:x="14.388cm" svg:y="3.70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688cm" svg:height="0.937cm" svg:x="14.458cm" svg:y="3.671cm">
            <text:p text:style-name="P4"><text:span text:style-name="T2">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47cm" svg:height="0.847cm" svg:x="15.869cm" svg:y="2.26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5" draw:layer="layout" svg:width="0.832cm" svg:height="0.937cm" svg:x="15.868cm" svg:y="2.238cm">
            <text:p text:style-name="P4"><text:span text:style-name="T2">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46cm" svg:height="0.847cm" svg:x="16.293cm" svg:y="5.14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5" draw:layer="layout" svg:width="0.832cm" svg:height="0.937cm" svg:x="16.291cm" svg:y="5.113cm">
            <text:p text:style-name="P4"><text:span text:style-name="T2">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7-22T19:10:04</meta:creation-date>
    <dc:creator>Jussi Eloranta</dc:creator>
    <dc:date>2008-07-22T19:10:43</dc:date>
    <meta:editing-cycles>1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